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047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8cm" fo:min-width="6.773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9cm" fo:min-width="6.77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79cm" fo:min-width="3.874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5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6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7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8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Arrowheads_20_9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Arrowheads_20_10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11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12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1" draw:id="id1" draw:layer="layout" svg:width="3.609cm" svg:height="1.804cm" svg:x="8.695cm" svg:y="4.013cm">
            <text:p text:style-name="P1"><text:span text:style-name="T1">Mulai</text:span>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3" draw:text-style-name="P2" xml:id="id2" draw:id="id2" draw:layer="layout" svg:width="7.273cm" svg:height="1.278cm" svg:x="6.863cm" svg:y="6.95cm">
            <text:p text:style-name="P3"><text:span text:style-name="T1">Studi lapangan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2" xml:id="id3" draw:id="id3" draw:layer="layout" svg:width="7.273cm" svg:height="1.279cm" svg:x="6.863cm" svg:y="9.406cm">
            <text:p text:style-name="P3"><text:span text:style-name="T1">Studi pustaka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4" draw:id="id4" draw:layer="layout" svg:width="7.273cm" svg:height="1.278cm" svg:x="6.863cm" svg:y="11.813cm">
            <text:p text:style-name="P3"><text:span text:style-name="T1">Perumusan masalah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2" xml:id="id5" draw:id="id5" draw:layer="layout" svg:width="7.19cm" svg:height="1.328cm" svg:x="6.905cm" svg:y="14.167cm">
            <text:p text:style-name="P3"><text:span text:style-name="T1">Pengumpulan data</text:span>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4" draw:text-style-name="P2" xml:id="id6" draw:id="id6" draw:layer="layout" svg:width="7.273cm" svg:height="1.279cm" svg:x="6.864cm" svg:y="16.698cm">
            <text:p text:style-name="P3"><text:span text:style-name="T1">Pengolahan dan data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7" draw:id="id7" draw:layer="layout" svg:width="7.273cm" svg:height="1.278cm" svg:x="6.864cm" svg:y="19.105cm">
            <text:p text:style-name="P1"><text:span text:style-name="T1">Analisis data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2" xml:id="id9" draw:id="id9" draw:layer="layout" svg:width="3.609cm" svg:height="1.804cm" svg:x="8.696cm" svg:y="23.883cm">
            <text:p text:style-name="P3"><text:span text:style-name="T1">Selesai</text:span>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4" draw:text-style-name="P2" xml:id="id8" draw:id="id8" draw:layer="layout" svg:width="7.273cm" svg:height="1.279cm" svg:x="6.865cm" svg:y="21.511cm">
            <text:p text:style-name="P1"><text:span text:style-name="T1">Kesimpulan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6" draw:text-style-name="P4" draw:layer="layout" draw:type="line" svg:x1="10.5cm" svg:y1="5.817cm" svg:x2="10.5cm" svg:y2="6.95cm" draw:start-shape="id1" draw:start-glue-point="8" draw:end-shape="id2" draw:end-glue-point="4" svg:d="M10500 5817v1133" svg:viewBox="0 0 1 1134">
            <text:p/>
          </draw:connector>
          <draw:connector draw:style-name="gr7" draw:text-style-name="P4" draw:layer="layout" draw:type="line" svg:x1="10.5cm" svg:y1="8.228cm" svg:x2="10.5cm" svg:y2="9.406cm" draw:start-shape="id2" draw:start-glue-point="6" draw:end-shape="id3" draw:end-glue-point="4" svg:d="M10500 8228v1178" svg:viewBox="0 0 1 1179">
            <text:p/>
          </draw:connector>
          <draw:connector draw:style-name="gr8" draw:text-style-name="P4" draw:layer="layout" draw:type="line" svg:x1="10.5cm" svg:y1="10.685cm" svg:x2="10.5cm" svg:y2="11.813cm" draw:start-shape="id3" draw:start-glue-point="6" draw:end-shape="id4" draw:end-glue-point="4" svg:d="M10500 10685v1128" svg:viewBox="0 0 1 1129">
            <text:p/>
          </draw:connector>
          <draw:connector draw:style-name="gr9" draw:text-style-name="P4" draw:layer="layout" draw:type="line" svg:x1="10.5cm" svg:y1="13.091cm" svg:x2="10.5cm" svg:y2="14.167cm" draw:start-shape="id4" draw:start-glue-point="6" draw:end-shape="id5" draw:end-glue-point="5" svg:d="M10500 13091v1076" svg:viewBox="0 0 1 1077">
            <text:p/>
          </draw:connector>
          <draw:connector draw:style-name="gr10" draw:text-style-name="P4" draw:layer="layout" draw:type="line" svg:x1="10.5cm" svg:y1="15.495cm" svg:x2="10.501cm" svg:y2="16.698cm" draw:start-shape="id5" draw:start-glue-point="8" draw:end-shape="id6" draw:end-glue-point="4" svg:d="M10500 15495l1 1203" svg:viewBox="0 0 2 1204">
            <text:p/>
          </draw:connector>
          <draw:connector draw:style-name="gr11" draw:text-style-name="P4" draw:layer="layout" draw:type="line" svg:x1="10.501cm" svg:y1="17.977cm" svg:x2="10.501cm" svg:y2="19.105cm" draw:start-shape="id6" draw:start-glue-point="6" draw:end-shape="id7" draw:end-glue-point="4" svg:d="M10501 17977v1128" svg:viewBox="0 0 1 1129">
            <text:p/>
          </draw:connector>
          <draw:connector draw:style-name="gr12" draw:text-style-name="P4" draw:layer="layout" draw:type="line" svg:x1="10.501cm" svg:y1="20.383cm" svg:x2="10.501cm" svg:y2="21.511cm" draw:start-shape="id7" draw:start-glue-point="6" draw:end-shape="id8" svg:d="M10501 20383v1128" svg:viewBox="0 0 1 1129">
            <text:p/>
          </draw:connector>
          <draw:connector draw:style-name="gr13" draw:text-style-name="P4" draw:layer="layout" draw:type="line" svg:x1="10.502cm" svg:y1="22.79cm" svg:x2="10.5cm" svg:y2="23.883cm" draw:start-shape="id8" draw:start-glue-point="6" draw:end-shape="id9" svg:d="M10502 22790l-2 1093" svg:viewBox="0 0 3 1094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3:31:19.611447656</meta:creation-date>
    <dc:date>2024-06-19T03:46:21.240710339</dc:date>
    <meta:editing-duration>PT15M2S</meta:editing-duration>
    <meta:editing-cycles>2</meta:editing-cycles>
    <meta:generator>LibreOffice/24.2.1.2$FreeBSD_X86_64 LibreOffice_project/420$Build-2</meta:generator>
    <meta:document-statistic meta:object-count="18"/>
  </office:meta>
</office:document-meta>
</file>